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23-03-01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21-12-08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20-12-09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19-12-03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18-12-19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17-12-22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17-01-04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16-01-2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15-02-10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14-02-12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13-01-2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12-01-05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11-01-04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09-12-1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09-01-2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08-02-04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07-01-29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06-01-17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05-02-01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04-02-11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03-01-13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02-01-15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01-01-04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2000-01-10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99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98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97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9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9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9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9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8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8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8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8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8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8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82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8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8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80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7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7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7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7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7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7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71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7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6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6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6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6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6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6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6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62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4095281301</text:p>
          </table:table-cell>
          <table:table-cell office:value-type="string" calcext:value-type="string">
            <text:p>196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